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3.66pt"/>
    </style:style>
    <style:style style:name="co2" style:family="table-column">
      <style:table-column-properties fo:break-before="auto" style:column-width="44.36pt"/>
    </style:style>
    <style:style style:name="co3" style:family="table-column">
      <style:table-column-properties fo:break-before="auto" style:column-width="50pt"/>
    </style:style>
    <style:style style:name="co4" style:family="table-column">
      <style:table-column-properties fo:break-before="auto" style:column-width="38.7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outpu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Quercus phellos</text:p>
          </table:table-cell>
          <table:table-cell office:value-type="percentage" office:value="0.00814596501328" calcext:value-type="percentage">
            <text:p>0.81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173441480672" calcext:value-type="percentage">
            <text:p>1.7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19777993904" calcext:value-type="percentage">
            <text:p>2.2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248607669358" calcext:value-type="percentage">
            <text:p>24.86%</text:p>
          </table:table-cell>
          <table:table-cell office:value-type="percentage" office:value="0.240423590621" calcext:value-type="percentage">
            <text:p>24.0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720323134385" calcext:value-type="percentage">
            <text:p>0.72%</text:p>
          </table:table-cell>
          <table:table-cell office:value-type="percentage" office:value="0.0868304737618" calcext:value-type="percentage">
            <text:p>8.68%</text:p>
          </table:table-cell>
          <table:table-cell office:value-type="percentage" office:value="0.177241736821" calcext:value-type="percentage">
            <text:p>17.72%</text:p>
          </table:table-cell>
          <table:table-cell office:value-type="percentage" office:value="0.0171252778695" calcext:value-type="percentage">
            <text:p>1.71%</text:p>
          </table:table-cell>
          <table:table-cell office:value-type="percentage" office:value="0.135106105598" calcext:value-type="percentage">
            <text:p>13.5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42986304981" calcext:value-type="percentage">
            <text:p>2.43%</text:p>
          </table:table-cell>
          <table:table-cell/>
          <table:table-cell table:formula="of:=AVERAGE([.B1:.T1])" office:value-type="percentage" office:value="0.0546835904634517" calcext:value-type="percentage">
            <text:p>5.47%</text:p>
          </table:table-cell>
        </table:table-row>
        <table:table-row table:style-name="ro1">
          <table:table-cell office:value-type="string" calcext:value-type="string">
            <text:p>Quercus lyrata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06241866563" calcext:value-type="percentage">
            <text:p>2.06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728497195661" calcext:value-type="percentage">
            <text:p>7.28%</text:p>
          </table:table-cell>
          <table:table-cell table:number-columns-repeated="6" office:value-type="percentage" office:value="0" calcext:value-type="percentage">
            <text:p>0.00%</text:p>
          </table:table-cell>
          <table:table-cell table:number-columns-repeated="7"/>
          <table:table-cell table:formula="of:=AVERAGE([.B2:.T2])" office:value-type="percentage" office:value="0.0077894921852" calcext:value-type="percentage">
            <text:p>0.78%</text:p>
          </table:table-cell>
        </table:table-row>
        <table:table-row table:style-name="ro1">
          <table:table-cell office:value-type="string" calcext:value-type="string">
            <text:p>Quercus imbricaria</text:p>
          </table:table-cell>
          <table:table-cell office:value-type="percentage" office:value="0.658208529962" calcext:value-type="percentage">
            <text:p>65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1767009423" calcext:value-type="percentage">
            <text:p>98.18%</text:p>
          </table:table-cell>
          <table:table-cell office:value-type="percentage" office:value="0.892668219325" calcext:value-type="percentage">
            <text:p>89.27%</text:p>
          </table:table-cell>
          <table:table-cell office:value-type="percentage" office:value="0.883047974179" calcext:value-type="percentage">
            <text:p>88.30%</text:p>
          </table:table-cell>
          <table:table-cell office:value-type="percentage" office:value="0.00723712219366" calcext:value-type="percentage">
            <text:p>0.72%</text:p>
          </table:table-cell>
          <table:table-cell office:value-type="percentage" office:value="0.992741589208" calcext:value-type="percentage">
            <text:p>99.27%</text:p>
          </table:table-cell>
          <table:table-cell office:value-type="percentage" office:value="0.81467017281" calcext:value-type="percentage">
            <text:p>81.47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4765897645" calcext:value-type="percentage">
            <text:p>98.48%</text:p>
          </table:table-cell>
          <table:table-cell office:value-type="percentage" office:value="0.820046767214" calcext:value-type="percentage">
            <text:p>82.00%</text:p>
          </table:table-cell>
          <table:table-cell office:value-type="percentage" office:value="0.00501381124419" calcext:value-type="percentage">
            <text:p>0.50%</text:p>
          </table:table-cell>
          <table:table-cell office:value-type="percentage" office:value="0.990786815525" calcext:value-type="percentage">
            <text:p>99.08%</text:p>
          </table:table-cell>
          <table:table-cell office:value-type="percentage" office:value="0.935995451981" calcext:value-type="percentage">
            <text:p>93.60%</text:p>
          </table:table-cell>
          <table:table-cell office:value-type="percentage" office:value="0.885492860717" calcext:value-type="percentage">
            <text:p>88.55%</text:p>
          </table:table-cell>
          <table:table-cell office:value-type="percentage" office:value="0.75709603862" calcext:value-type="percentage">
            <text:p>75.71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10543858124" calcext:value-type="percentage">
            <text:p>71.05%</text:p>
          </table:table-cell>
          <table:table-cell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Quercus stellata</text:p>
          </table:table-cell>
          <table:table-cell table:number-columns-repeated="18" office:value-type="percentage" office:value="0" calcext:value-type="percentage">
            <text:p>0.00%</text:p>
          </table:table-cell>
          <table:table-cell/>
          <table:table-cell table:formula="of:=AVERAGE([.B4:.T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Quercus nigra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901888040107" calcext:value-type="percentage">
            <text:p>0.9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64661695624" calcext:value-type="percentage">
            <text:p>2.65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0591732366414" calcext:value-type="percentage">
            <text:p>0.59%</text:p>
          </table:table-cell>
          <table:table-cell office:value-type="percentage" office:value="0.0097174619909" calcext:value-type="percentage">
            <text:p>0.97%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0.0158123156429" calcext:value-type="percentage">
            <text:p>1.58%</text:p>
          </table:table-cell>
          <table:table-cell office:value-type="percentage" office:value="0.00515608301713" calcext:value-type="percentage">
            <text:p>0.52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formula="of:=AVERAGE([.B5:.T5])" office:value-type="percentage" office:value="0.00379411759360737" calcext:value-type="percentage">
            <text:p>0.38%</text:p>
          </table:table-cell>
        </table:table-row>
        <table:table-row table:style-name="ro1">
          <table:table-cell office:value-type="string" calcext:value-type="string">
            <text:p>Quercus laurifolia</text:p>
          </table:table-cell>
          <table:table-cell table:number-columns-repeated="18" office:value-type="percentage" office:value="0" calcext:value-type="percentage">
            <text:p>0.00%</text:p>
          </table:table-cell>
          <table:table-cell/>
          <table:table-cell table:formula="of:=AVERAGE([.B6:.T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Quercus palustris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0549912512466" calcext:value-type="percentage">
            <text:p>0.5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53099302989" calcext:value-type="percentage">
            <text:p>3.5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96051810312" calcext:value-type="percentage">
            <text:p>19.6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687057381717" calcext:value-type="percentage">
            <text:p>6.8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60742406451" calcext:value-type="percentage">
            <text:p>1.61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5"/>
          <table:table-cell table:formula="of:=AVERAGE([.B7:.T7])" office:value-type="percentage" office:value="0.0229743460394543" calcext:value-type="percentage">
            <text:p>2.30%</text:p>
          </table:table-cell>
        </table:table-row>
        <table:table-row table:style-name="ro1">
          <table:table-cell office:value-type="string" calcext:value-type="string">
            <text:p>Quercus accutissima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93237287795" calcext:value-type="percentage">
            <text:p>19.32%</text:p>
          </table:table-cell>
          <table:table-cell office:value-type="percentage" office:value="0.0400749886441" calcext:value-type="percentage">
            <text:p>4.01%</text:p>
          </table:table-cell>
          <table:table-cell office:value-type="percentage" office:value="0.0344037195971" calcext:value-type="percentage">
            <text:p>3.44%</text:p>
          </table:table-cell>
          <table:table-cell office:value-type="percentage" office:value="0.0412460992249" calcext:value-type="percentage">
            <text:p>4.12%</text:p>
          </table:table-cell>
          <table:table-cell office:value-type="percentage" office:value="0.171414060577" calcext:value-type="percentage">
            <text:p>17.14%</text:p>
          </table:table-cell>
          <table:table-cell office:value-type="percentage" office:value="0.0296947760606" calcext:value-type="percentage">
            <text:p>2.9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61125633241" calcext:value-type="percentage">
            <text:p>5.61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423714148272" calcext:value-type="percentage">
            <text:p>4.24%</text:p>
          </table:table-cell>
          <table:table-cell office:value-type="percentage" office:value="0.0140912036127" calcext:value-type="percentage">
            <text:p>1.41%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0.420988389356" calcext:value-type="percentage">
            <text:p>42.10%</text:p>
          </table:table-cell>
          <table:table-cell/>
          <table:table-cell table:formula="of:=AVERAGE([.B8:.T8])" office:value-type="percentage" office:value="0.05797969461215" calcext:value-type="percentage">
            <text:p>5.80%</text:p>
          </table:table-cell>
        </table:table-row>
        <table:table-row table:style-name="ro1">
          <table:table-cell/>
          <table:table-cell table:style-name="Default" table:number-columns-repeated="19"/>
          <table:table-cell table:formula="of:=AVERAGE([.U1:.U8])" office:value-type="percentage" office:value="0.0210316058419805" calcext:value-type="percentage">
            <text:p>2.10%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style-name="Default" office:value-type="float" office:value="0.0208805446" calcext:value-type="float">
            <text:p>0.0208805446</text:p>
          </table:table-cell>
          <table:table-cell table:style-name="Default" table:number-columns-repeated="19"/>
        </table:table-row>
        <table:table-row table:style-name="ro1">
          <table:table-cell office:value-type="string" calcext:value-type="string">
            <text:p>iterations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table:number-columns-repeated="19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table:number-columns-repeated="19"/>
        </table:table-row>
        <table:table-row table:style-name="ro1">
          <table:table-cell office:value-type="string" calcext:value-type="string">
            <text:p>hidden neurons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1T14:26:29.436634502</dc:date>
    <meta:editing-duration>PT12M1S</meta:editing-duration>
    <meta:editing-cycles>2</meta:editing-cycles>
    <meta:generator>LibreOffice/5.0.2.2$Linux_X86_64 LibreOffice_project/00m0$Build-2</meta:generator>
    <meta:document-statistic meta:table-count="1" meta:cell-count="160" meta:object-count="0"/>
  </office:meta>
</office:document-meta>
</file>